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A2C0000087BD64E6EE0.svm"/>
  <manifest:file-entry manifest:media-type="" manifest:full-path="Pictures/200000070000165400000B106F40E03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ote de Serviços - P6</text:p>
      <text:p text:style-name="P2"/>
      <text:p text:style-name="P2"><text:tab/></text:p>
      <text:p text:style-name="P3">Esse pacote de trabalho tem por finalidade principal, prover serviços aos demais componentes do Escola.</text:p>
      <text:p text:style-name="P3"/>
      <text:p text:style-name="P4">P6.1 Envio de email:</text:p>
      <text:p text:style-name="P3"/>
      <text:p text:style-name="P3">Serviço disponível no Escola 1.0, onde será possível o envio de e-mail´s através dos demais componentes, para tanto um arquivo de propriedades é fornecido, na instalação, onde serão inseridas as informações do servidor de e-mail, porta etc.;</text:p>
      <text:p text:style-name="P3">Para enviar mensagem via e-mail o componente recebe o endereço de destino para o qual a mensagem recebida, também fornecida, será enviada. A mensagem pode ser texto simples ou em formato HTML. Neste último caso, um padrão pré-definido será utilizado, bantando apenas repassar as informações (parâmetros) para que a mensagem seja montada e envidada para o destinatário ou poderá ser fornecido um ou vários <text:span text:style-name="T1">templates</text:span>, configurável por instalação do Escola 1.0, a partir do qual a mensagem “final” será elaborada, conforme informações fornecidas na requisição de envio.</text:p>
      <text:p text:style-name="P3"/>
      <text:p text:style-name="P4">P6.2 Expressão de Nota Final</text:p>
      <text:p text:style-name="P3"/>
      <text:p text:style-name="P3">Serviço responsável por validar e executar expressões fornecidas para definição de como uma nota final será obtida em função de outras notas. A validação se encarrega de receber uma expressão e retornar ao requisitante se esta expressão é valida ou não.</text:p>
      <text:p text:style-name="P3">A execução da expressão deverá receber como entrada uma turma e um estudante da turma, de posse destas informações, a nota final deverá ser retornada ou a indicação de um erro, dizendo que não foi possível retornar a nota final do aluno naquela turma.</text:p>
      <text:p text:style-name="P3"/>
      <text:p text:style-name="P3"/>
      <text:p text:style-name="P5">Diagrama de Classes (Imagem)</text:p>
      <text:p text:style-name="P2"/>
      <text:p text:style-name="P6">package: br.ufg.inf.apsi.escola.componentes.servico</text:p>
      <text:p text:style-name="P2"/>
      <text:p text:style-name="P2"><draw:frame draw:style-name="fr1" draw:name="graphics2" text:anchor-type="paragraph" svg:width="5.717cm" svg:height="2.833cm" draw:z-index="0"><draw:image xlink:href="Pictures/200000070000165400000B106F40E03B.svm" xlink:type="simple" xlink:show="embed" xlink:actuate="onLoad"/></draw:frame></text:p>
      <text:p text:style-name="P2"><draw:frame draw:style-name="fr1" draw:name="graphics1" text:anchor-type="paragraph" svg:width="10.797cm" svg:height="2.171cm" draw:z-index="1"><draw:image xlink:href="Pictures/2000000700002A2C0000087BD64E6EE0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10-31T15:09:19</meta:creation-date>
    <dc:date>2007-10-31T16:30:16</dc:date>
    <dc:language>pt-BR</dc:language>
    <meta:editing-cycles>22</meta:editing-cycles>
    <meta:editing-duration>PT1H21M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1" meta:word-count="248" meta:character-count="1565"/>
  </office:meta>
</office:document-meta>
</file>